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Bitstream Charter" officeooo:rsid="0009cfd4" officeooo:paragraph-rsid="0009cfd4"/>
    </style:style>
    <style:style style:name="P2" style:family="paragraph" style:parent-style-name="Standard">
      <style:text-properties style:font-name="Bitstream Charter" fo:font-style="normal" fo:font-weight="normal" officeooo:rsid="0023fb1b" officeooo:paragraph-rsid="0023fb1b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style:font-name="Bitstream Charter" fo:font-style="normal" fo:font-weight="normal" officeooo:rsid="0026a5a2" officeooo:paragraph-rsid="0026a5a2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style:font-name="Bitstream Charter" fo:font-style="normal" fo:font-weight="normal" officeooo:rsid="00285dfd" officeooo:paragraph-rsid="00285dfd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style:font-name="Bitstream Charter" officeooo:rsid="0035b5da" officeooo:paragraph-rsid="0035b5da"/>
    </style:style>
    <style:style style:name="P6" style:family="paragraph" style:parent-style-name="Standard" style:list-style-name="L1">
      <style:text-properties style:font-name="Bitstream Charter" officeooo:rsid="0009cfd4" officeooo:paragraph-rsid="0009cfd4"/>
    </style:style>
    <style:style style:name="P7" style:family="paragraph" style:parent-style-name="Standard" style:list-style-name="L1">
      <style:text-properties style:font-name="Bitstream Charter" officeooo:rsid="0035b5da" officeooo:paragraph-rsid="0035b5da"/>
    </style:style>
    <style:style style:name="P8" style:family="paragraph" style:parent-style-name="Standard" style:list-style-name="L1">
      <style:text-properties style:font-name="Bitstream Charter" officeooo:rsid="003808c2" officeooo:paragraph-rsid="003808c2"/>
    </style:style>
    <style:style style:name="P9" style:family="paragraph" style:parent-style-name="Standard" style:list-style-name="L1">
      <style:text-properties style:font-name="Bitstream Charter" officeooo:rsid="003ab81d" officeooo:paragraph-rsid="003ab81d"/>
    </style:style>
    <style:style style:name="P10" style:family="paragraph" style:parent-style-name="Standard" style:list-style-name="L1">
      <style:text-properties style:font-name="Bitstream Charter" officeooo:rsid="000ad5ee" officeooo:paragraph-rsid="000ad5ee"/>
    </style:style>
    <style:style style:name="P11" style:family="paragraph" style:parent-style-name="Standard" style:list-style-name="L1">
      <style:text-properties style:font-name="Bitstream Charter" officeooo:rsid="000b65fb" officeooo:paragraph-rsid="000b65fb"/>
    </style:style>
    <style:style style:name="P12" style:family="paragraph" style:parent-style-name="Standard" style:list-style-name="L1">
      <style:text-properties style:font-name="Bitstream Charter" fo:font-style="italic" officeooo:rsid="000b65fb" officeooo:paragraph-rsid="000b65fb" style:font-style-asian="italic" style:font-style-complex="italic"/>
    </style:style>
    <style:style style:name="P13" style:family="paragraph" style:parent-style-name="Standard" style:list-style-name="L1">
      <style:text-properties style:font-name="Bitstream Charter" fo:font-style="italic" officeooo:rsid="000b9976" officeooo:paragraph-rsid="000b9976" style:font-style-asian="italic" style:font-style-complex="italic"/>
    </style:style>
    <style:style style:name="P14" style:family="paragraph" style:parent-style-name="Standard" style:list-style-name="L1">
      <style:text-properties style:font-name="Bitstream Charter" fo:font-style="italic" officeooo:rsid="000ee1ae" officeooo:paragraph-rsid="000ee1ae" style:font-style-asian="italic" style:font-style-complex="italic"/>
    </style:style>
    <style:style style:name="P15" style:family="paragraph" style:parent-style-name="Standard" style:list-style-name="L1">
      <style:text-properties style:font-name="Bitstream Charter" fo:font-style="italic" officeooo:rsid="000f94b0" officeooo:paragraph-rsid="000f94b0" style:font-style-asian="italic" style:font-style-complex="italic"/>
    </style:style>
    <style:style style:name="P16" style:family="paragraph" style:parent-style-name="Standard" style:list-style-name="L1">
      <style:text-properties style:font-name="Bitstream Charter" fo:font-style="italic" officeooo:rsid="00146d72" officeooo:paragraph-rsid="00146d72" style:font-style-asian="italic" style:font-style-complex="italic"/>
    </style:style>
    <style:style style:name="P17" style:family="paragraph" style:parent-style-name="Standard" style:list-style-name="L1">
      <style:text-properties style:font-name="Bitstream Charter" fo:font-style="italic" officeooo:rsid="00161907" officeooo:paragraph-rsid="00161907" style:font-style-asian="italic" style:font-style-complex="italic"/>
    </style:style>
    <style:style style:name="P18" style:family="paragraph" style:parent-style-name="Standard" style:list-style-name="L1">
      <style:text-properties style:font-name="Bitstream Charter" fo:font-style="italic" officeooo:rsid="00188a44" officeooo:paragraph-rsid="00188a44" style:font-style-asian="italic" style:font-style-complex="italic"/>
    </style:style>
    <style:style style:name="P19" style:family="paragraph" style:parent-style-name="Standard" style:list-style-name="L1">
      <style:text-properties style:font-name="Bitstream Charter" fo:font-style="italic" officeooo:rsid="00219d40" officeooo:paragraph-rsid="00219d40" style:font-style-asian="italic" style:font-style-complex="italic"/>
    </style:style>
    <style:style style:name="P20" style:family="paragraph" style:parent-style-name="Standard" style:list-style-name="L1">
      <style:text-properties style:font-name="Bitstream Charter" fo:font-style="italic" officeooo:rsid="003f6ac9" officeooo:paragraph-rsid="004641b3" style:font-style-asian="italic" style:font-style-complex="italic"/>
    </style:style>
    <style:style style:name="P21" style:family="paragraph" style:parent-style-name="Standard" style:list-style-name="L1">
      <style:text-properties style:font-name="Bitstream Charter" fo:font-style="italic" fo:font-weight="normal" officeooo:rsid="0021666f" officeooo:paragraph-rsid="0021666f" style:font-style-asian="italic" style:font-weight-asian="normal" style:font-style-complex="italic" style:font-weight-complex="normal"/>
    </style:style>
    <style:style style:name="P22" style:family="paragraph" style:parent-style-name="Standard" style:list-style-name="L1">
      <style:text-properties style:font-name="Bitstream Charter" fo:font-style="italic" fo:font-weight="normal" officeooo:rsid="0023fb1b" officeooo:paragraph-rsid="0023fb1b" style:font-style-asian="italic" style:font-weight-asian="normal" style:font-style-complex="italic" style:font-weight-complex="normal"/>
    </style:style>
    <style:style style:name="P23" style:family="paragraph" style:parent-style-name="Standard" style:list-style-name="L1">
      <style:text-properties style:font-name="Bitstream Charter" fo:font-style="normal" officeooo:rsid="000b65fb" officeooo:paragraph-rsid="000b65fb" style:font-style-asian="normal" style:font-style-complex="normal"/>
    </style:style>
    <style:style style:name="P24" style:family="paragraph" style:parent-style-name="Standard" style:list-style-name="L1">
      <style:text-properties style:font-name="Bitstream Charter" fo:font-style="normal" officeooo:rsid="000ee1ae" officeooo:paragraph-rsid="000ee1ae" style:font-style-asian="normal" style:font-style-complex="normal"/>
    </style:style>
    <style:style style:name="P25" style:family="paragraph" style:parent-style-name="Standard" style:list-style-name="L1">
      <style:text-properties style:font-name="Bitstream Charter" fo:font-style="normal" officeooo:rsid="000b9976" officeooo:paragraph-rsid="000b9976" style:font-style-asian="normal" style:font-style-complex="normal"/>
    </style:style>
    <style:style style:name="P26" style:family="paragraph" style:parent-style-name="Standard" style:list-style-name="L1">
      <style:text-properties style:font-name="Bitstream Charter" fo:font-style="normal" officeooo:rsid="000f94b0" officeooo:paragraph-rsid="000f94b0" style:font-style-asian="normal" style:font-style-complex="normal"/>
    </style:style>
    <style:style style:name="P27" style:family="paragraph" style:parent-style-name="Standard" style:list-style-name="L1">
      <style:text-properties style:font-name="Bitstream Charter" fo:font-style="normal" officeooo:rsid="00120895" officeooo:paragraph-rsid="00120895" style:font-style-asian="normal" style:font-style-complex="normal"/>
    </style:style>
    <style:style style:name="P28" style:family="paragraph" style:parent-style-name="Standard" style:list-style-name="L1">
      <style:text-properties style:font-name="Bitstream Charter" fo:font-style="normal" officeooo:rsid="001342ec" officeooo:paragraph-rsid="001342ec" style:font-style-asian="normal" style:font-style-complex="normal"/>
    </style:style>
    <style:style style:name="P29" style:family="paragraph" style:parent-style-name="Standard" style:list-style-name="L1">
      <style:text-properties style:font-name="Bitstream Charter" fo:font-style="normal" officeooo:rsid="00146d72" officeooo:paragraph-rsid="00146d72" style:font-style-asian="normal" style:font-style-complex="normal"/>
    </style:style>
    <style:style style:name="P30" style:family="paragraph" style:parent-style-name="Standard" style:list-style-name="L1">
      <style:text-properties style:font-name="Bitstream Charter" fo:font-style="normal" officeooo:rsid="00161907" officeooo:paragraph-rsid="00161907" style:font-style-asian="normal" style:font-style-complex="normal"/>
    </style:style>
    <style:style style:name="P31" style:family="paragraph" style:parent-style-name="Standard" style:list-style-name="L1">
      <style:text-properties style:font-name="Bitstream Charter" fo:font-style="normal" officeooo:rsid="00188a44" officeooo:paragraph-rsid="00188a44" style:font-style-asian="normal" style:font-style-complex="normal"/>
    </style:style>
    <style:style style:name="P32" style:family="paragraph" style:parent-style-name="Standard" style:list-style-name="L1">
      <style:text-properties style:font-name="Bitstream Charter" fo:font-style="normal" officeooo:rsid="001b1301" officeooo:paragraph-rsid="001b1301" style:font-style-asian="normal" style:font-style-complex="normal"/>
    </style:style>
    <style:style style:name="P33" style:family="paragraph" style:parent-style-name="Standard" style:list-style-name="L1">
      <style:text-properties style:font-name="Bitstream Charter" fo:font-style="normal" officeooo:rsid="001beb85" officeooo:paragraph-rsid="001beb85" style:font-style-asian="normal" style:font-style-complex="normal"/>
    </style:style>
    <style:style style:name="P34" style:family="paragraph" style:parent-style-name="Standard" style:list-style-name="L1">
      <style:text-properties style:font-name="Bitstream Charter" fo:font-style="normal" officeooo:rsid="001e7f34" officeooo:paragraph-rsid="001e7f34" style:font-style-asian="normal" style:font-style-complex="normal"/>
    </style:style>
    <style:style style:name="P35" style:family="paragraph" style:parent-style-name="Standard" style:list-style-name="L1">
      <style:text-properties style:font-name="Bitstream Charter" fo:font-style="normal" officeooo:rsid="001c5404" officeooo:paragraph-rsid="001c5404" style:font-style-asian="normal" style:font-style-complex="normal"/>
    </style:style>
    <style:style style:name="P36" style:family="paragraph" style:parent-style-name="Standard" style:list-style-name="L1">
      <style:text-properties style:font-name="Bitstream Charter" fo:font-style="normal" officeooo:rsid="001cd3ae" officeooo:paragraph-rsid="001cd3ae" style:font-style-asian="normal" style:font-style-complex="normal"/>
    </style:style>
    <style:style style:name="P37" style:family="paragraph" style:parent-style-name="Standard" style:list-style-name="L1">
      <style:text-properties style:font-name="Bitstream Charter" fo:font-style="normal" officeooo:rsid="002492a2" officeooo:paragraph-rsid="002492a2" style:font-style-asian="normal" style:font-style-complex="normal"/>
    </style:style>
    <style:style style:name="P38" style:family="paragraph" style:parent-style-name="Standard" style:list-style-name="L1">
      <style:text-properties style:font-name="Bitstream Charter" fo:font-style="normal" officeooo:rsid="003c2427" officeooo:paragraph-rsid="003c2427" style:font-style-asian="normal" style:font-style-complex="normal"/>
    </style:style>
    <style:style style:name="P39" style:family="paragraph" style:parent-style-name="Standard" style:list-style-name="L1">
      <style:text-properties style:font-name="Bitstream Charter" fo:font-style="normal" officeooo:rsid="003d186c" officeooo:paragraph-rsid="003d186c" style:font-style-asian="normal" style:font-style-complex="normal"/>
    </style:style>
    <style:style style:name="P40" style:family="paragraph" style:parent-style-name="Standard" style:list-style-name="L1">
      <style:text-properties style:font-name="Bitstream Charter" fo:font-style="normal" officeooo:rsid="003d186c" officeooo:paragraph-rsid="0041a321" style:font-style-asian="normal" style:font-style-complex="normal"/>
    </style:style>
    <style:style style:name="P41" style:family="paragraph" style:parent-style-name="Standard" style:list-style-name="L1">
      <style:text-properties style:font-name="Bitstream Charter" fo:font-style="normal" officeooo:rsid="003d7d0a" officeooo:paragraph-rsid="003d7d0a" style:font-style-asian="normal" style:font-style-complex="normal"/>
    </style:style>
    <style:style style:name="P42" style:family="paragraph" style:parent-style-name="Standard" style:list-style-name="L1">
      <style:text-properties style:font-name="Bitstream Charter" fo:font-style="normal" officeooo:rsid="003f6ac9" officeooo:paragraph-rsid="003f6ac9" style:font-style-asian="normal" style:font-style-complex="normal"/>
    </style:style>
    <style:style style:name="P43" style:family="paragraph" style:parent-style-name="Standard" style:list-style-name="L1">
      <style:text-properties style:font-name="Bitstream Charter" fo:font-style="normal" officeooo:rsid="003f6ac9" officeooo:paragraph-rsid="004476eb" style:font-style-asian="normal" style:font-style-complex="normal"/>
    </style:style>
    <style:style style:name="P44" style:family="paragraph" style:parent-style-name="Standard" style:list-style-name="L1">
      <style:text-properties style:font-name="Bitstream Charter" fo:font-style="normal" officeooo:rsid="003f6ac9" officeooo:paragraph-rsid="004641b3" style:font-style-asian="normal" style:font-style-complex="normal"/>
    </style:style>
    <style:style style:name="P45" style:family="paragraph" style:parent-style-name="Standard" style:list-style-name="L1">
      <style:text-properties style:font-name="Bitstream Charter" fo:font-style="normal" fo:font-weight="normal" officeooo:rsid="001fefe0" officeooo:paragraph-rsid="001fefe0" style:font-style-asian="normal" style:font-weight-asian="normal" style:font-style-complex="normal" style:font-weight-complex="normal"/>
    </style:style>
    <style:style style:name="P46" style:family="paragraph" style:parent-style-name="Standard" style:list-style-name="L1">
      <style:text-properties style:font-name="Bitstream Charter" fo:font-style="normal" fo:font-weight="normal" officeooo:rsid="0021666f" officeooo:paragraph-rsid="0021666f" style:font-style-asian="normal" style:font-weight-asian="normal" style:font-style-complex="normal" style:font-weight-complex="normal"/>
    </style:style>
    <style:style style:name="P47" style:family="paragraph" style:parent-style-name="Standard" style:list-style-name="L1">
      <style:text-properties style:font-name="Bitstream Charter" fo:font-style="normal" fo:font-weight="normal" officeooo:rsid="00219d40" officeooo:paragraph-rsid="00219d40" style:font-style-asian="normal" style:font-weight-asian="normal" style:font-style-complex="normal" style:font-weight-complex="normal"/>
    </style:style>
    <style:style style:name="P48" style:family="paragraph" style:parent-style-name="Standard" style:list-style-name="L1">
      <style:text-properties style:font-name="Bitstream Charter" fo:font-style="normal" fo:font-weight="normal" officeooo:rsid="0023fa33" officeooo:paragraph-rsid="0023fa33" style:font-style-asian="normal" style:font-weight-asian="normal" style:font-style-complex="normal" style:font-weight-complex="normal"/>
    </style:style>
    <style:style style:name="P49" style:family="paragraph" style:parent-style-name="Standard" style:list-style-name="L1">
      <style:text-properties style:font-name="Bitstream Charter" fo:font-style="normal" fo:font-weight="normal" officeooo:rsid="0023fb1b" officeooo:paragraph-rsid="0023fb1b" style:font-style-asian="normal" style:font-weight-asian="normal" style:font-style-complex="normal" style:font-weight-complex="normal"/>
    </style:style>
    <style:style style:name="P50" style:family="paragraph" style:parent-style-name="Standard" style:list-style-name="L1">
      <style:text-properties style:font-name="Bitstream Charter" fo:font-style="normal" fo:font-weight="normal" officeooo:rsid="0026a5a2" officeooo:paragraph-rsid="0026a5a2" style:font-style-asian="normal" style:font-weight-asian="normal" style:font-style-complex="normal" style:font-weight-complex="normal"/>
    </style:style>
    <style:style style:name="P51" style:family="paragraph" style:parent-style-name="Standard" style:list-style-name="L1">
      <style:text-properties style:font-name="Bitstream Charter" fo:font-style="normal" fo:font-weight="normal" officeooo:rsid="00285dfd" officeooo:paragraph-rsid="00285dfd" style:font-style-asian="normal" style:font-weight-asian="normal" style:font-style-complex="normal" style:font-weight-complex="normal"/>
    </style:style>
    <style:style style:name="P52" style:family="paragraph" style:parent-style-name="Standard" style:list-style-name="L1">
      <style:text-properties style:font-name="Bitstream Charter" fo:font-style="normal" fo:font-weight="normal" officeooo:rsid="002a3b3a" officeooo:paragraph-rsid="002a3b3a" style:font-style-asian="normal" style:font-weight-asian="normal" style:font-style-complex="normal" style:font-weight-complex="normal"/>
    </style:style>
    <style:style style:name="P53" style:family="paragraph" style:parent-style-name="Standard" style:list-style-name="L1">
      <style:text-properties style:font-name="Bitstream Charter" fo:font-style="normal" fo:font-weight="normal" officeooo:rsid="0030527d" officeooo:paragraph-rsid="0030527d" style:font-style-asian="normal" style:font-weight-asian="normal" style:font-style-complex="normal" style:font-weight-complex="normal"/>
    </style:style>
    <style:style style:name="P54" style:family="paragraph" style:parent-style-name="Standard" style:list-style-name="L1">
      <style:text-properties style:font-name="Bitstream Charter" fo:font-style="normal" fo:font-weight="normal" officeooo:rsid="00318d4a" officeooo:paragraph-rsid="00318d4a" style:font-style-asian="normal" style:font-weight-asian="normal" style:font-style-complex="normal" style:font-weight-complex="normal"/>
    </style:style>
    <style:style style:name="P55" style:family="paragraph" style:parent-style-name="Standard" style:list-style-name="L1">
      <style:text-properties style:font-name="Bitstream Charter" fo:font-style="normal" fo:font-weight="normal" officeooo:rsid="0032ccce" officeooo:paragraph-rsid="0032ccce" style:font-style-asian="normal" style:font-weight-asian="normal" style:font-style-complex="normal" style:font-weight-complex="normal"/>
    </style:style>
    <style:style style:name="P56" style:family="paragraph" style:parent-style-name="Standard" style:list-style-name="L1">
      <style:text-properties style:font-name="Bitstream Charter" fo:font-style="normal" fo:font-weight="bold" officeooo:rsid="002ce82b" officeooo:paragraph-rsid="002ce82b" style:font-style-asian="normal" style:font-weight-asian="bold" style:font-style-complex="normal" style:font-weight-complex="bold"/>
    </style:style>
    <style:style style:name="P57" style:family="paragraph" style:parent-style-name="Standard" style:list-style-name="L1">
      <style:text-properties fo:font-weight="bold" officeooo:rsid="0030527d" officeooo:paragraph-rsid="0030527d" style:font-weight-asian="bold" style:font-weight-complex="bold"/>
    </style:style>
    <style:style style:name="P58" style:family="paragraph" style:parent-style-name="Standard" style:list-style-name="L1">
      <style:text-properties officeooo:rsid="0030527d" officeooo:paragraph-rsid="0030527d"/>
    </style:style>
    <style:style style:name="P59" style:family="paragraph" style:parent-style-name="Standard" style:list-style-name="L1">
      <style:text-properties fo:font-weight="normal" officeooo:rsid="0030eef2" officeooo:paragraph-rsid="0030eef2" style:font-weight-asian="normal" style:font-weight-complex="normal"/>
    </style:style>
    <style:style style:name="P60" style:family="paragraph" style:parent-style-name="Standard" style:list-style-name="L1">
      <style:text-properties fo:color="#cc0000" style:font-name="Bitstream Charter" fo:font-style="italic" fo:font-weight="bold" officeooo:rsid="003c2427" officeooo:paragraph-rsid="003c2427" style:font-style-asian="italic" style:font-weight-asian="bold" style:font-style-complex="italic" style:font-weight-complex="bold"/>
    </style:style>
    <style:style style:name="P61" style:family="paragraph" style:parent-style-name="Standard" style:list-style-name="L1">
      <style:text-properties fo:color="#cc0000" style:font-name="Bitstream Charter" fo:font-style="italic" fo:font-weight="bold" officeooo:rsid="003d186c" officeooo:paragraph-rsid="003d186c" style:font-style-asian="italic" style:font-weight-asian="bold" style:font-style-complex="italic" style:font-weight-complex="bold"/>
    </style:style>
    <style:style style:name="P62" style:family="paragraph" style:parent-style-name="Standard" style:list-style-name="L1">
      <style:text-properties fo:color="#cc0000" style:font-name="Bitstream Charter" fo:font-style="italic" fo:font-weight="bold" officeooo:rsid="003f6ac9" officeooo:paragraph-rsid="003f6ac9" style:font-style-asian="italic" style:font-weight-asian="bold" style:font-style-complex="italic" style:font-weight-complex="bold"/>
    </style:style>
    <style:style style:name="P63" style:family="paragraph" style:parent-style-name="Standard" style:list-style-name="L1">
      <style:text-properties fo:color="#cc0000" style:font-name="Bitstream Charter" fo:font-style="italic" fo:font-weight="bold" officeooo:rsid="003f6ac9" officeooo:paragraph-rsid="0041a321" style:font-style-asian="italic" style:font-weight-asian="bold" style:font-style-complex="italic" style:font-weight-complex="bold"/>
    </style:style>
    <style:style style:name="P64" style:family="paragraph" style:parent-style-name="Standard" style:list-style-name="L1">
      <style:text-properties fo:color="#cc0000" style:font-name="Bitstream Charter" fo:font-style="italic" fo:font-weight="bold" officeooo:rsid="003f6ac9" officeooo:paragraph-rsid="004641b3" style:font-style-asian="italic" style:font-weight-asian="bold" style:font-style-complex="italic" style:font-weight-complex="bold"/>
    </style:style>
    <style:style style:name="T1" style:family="text">
      <style:text-properties officeooo:rsid="000f94b0"/>
    </style:style>
    <style:style style:name="T2" style:family="text">
      <style:text-properties officeooo:rsid="0010ec27"/>
    </style:style>
    <style:style style:name="T3" style:family="text">
      <style:text-properties officeooo:rsid="0016c892"/>
    </style:style>
    <style:style style:name="T4" style:family="text">
      <style:text-properties officeooo:rsid="001a2ad6"/>
    </style:style>
    <style:style style:name="T5" style:family="text">
      <style:text-properties officeooo:rsid="001b1301"/>
    </style:style>
    <style:style style:name="T6" style:family="text">
      <style:text-properties officeooo:rsid="001b43b5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23478" style:font-weight-asian="normal" style:font-weight-complex="normal"/>
    </style:style>
    <style:style style:name="T10" style:family="text">
      <style:text-properties fo:font-weight="normal" officeooo:rsid="00260260" style:font-weight-asian="normal" style:font-weight-complex="normal"/>
    </style:style>
    <style:style style:name="T11" style:family="text">
      <style:text-properties officeooo:rsid="002745bf"/>
    </style:style>
    <style:style style:name="T12" style:family="text">
      <style:text-properties officeooo:rsid="002a3b3a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style:font-name="Bitstream Charter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style:font-name="Bitstream Charter" fo:font-style="normal" fo:font-weight="normal" officeooo:rsid="0032c29c" style:font-style-asian="normal" style:font-weight-asian="normal" style:font-style-complex="normal" style:font-weight-complex="normal"/>
    </style:style>
    <style:style style:name="T16" style:family="text">
      <style:text-properties style:font-name="Bitstream Charter" fo:font-style="normal" style:font-style-asian="normal" style:font-style-complex="normal"/>
    </style:style>
    <style:style style:name="T17" style:family="text">
      <style:text-properties style:font-name="Bitstream Charter" fo:font-style="normal" officeooo:rsid="002a3b3a" style:font-style-asian="normal" style:font-style-complex="normal"/>
    </style:style>
    <style:style style:name="T18" style:family="text">
      <style:text-properties style:font-name="Bitstream Charter" fo:font-style="normal" officeooo:rsid="003d186c" style:font-style-asian="normal" style:font-style-complex="normal"/>
    </style:style>
    <style:style style:name="T19" style:family="text">
      <style:text-properties style:font-name="Bitstream Charter"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officeooo:rsid="003414bb"/>
    </style:style>
    <style:style style:name="T21" style:family="text">
      <style:text-properties officeooo:rsid="0035633d"/>
    </style:style>
    <style:style style:name="T22" style:family="text">
      <style:text-properties officeooo:rsid="00397d7e"/>
    </style:style>
    <style:style style:name="T23" style:family="text">
      <style:text-properties fo:color="#cc0000" fo:font-weight="bold" style:font-weight-asian="bold" style:font-weight-complex="bold"/>
    </style:style>
    <style:style style:name="T24" style:family="text">
      <style:text-properties fo:color="#cc0000" fo:font-weight="bold" officeooo:rsid="00397d7e" style:font-weight-asian="bold" style:font-weight-complex="bold"/>
    </style:style>
    <style:style style:name="T25" style:family="text">
      <style:text-properties fo:color="#cc0000" fo:font-weight="bold" officeooo:rsid="004476eb" style:font-weight-asian="bold" style:font-weight-complex="bold"/>
    </style:style>
    <style:style style:name="T26" style:family="text">
      <style:text-properties fo:font-style="normal" officeooo:rsid="004476eb" style:font-style-asian="normal" style:font-style-complex="normal"/>
    </style:style>
    <style:style style:name="T27" style:family="text">
      <style:text-properties officeooo:rsid="0041a321"/>
    </style:style>
    <style:style style:name="T28" style:family="text">
      <style:text-properties officeooo:rsid="004476eb"/>
    </style:style>
    <style:style style:name="T29" style:family="text">
      <style:text-properties officeooo:rsid="004641b3"/>
    </style:style>
    <style:style style:name="T30" style:family="text">
      <style:text-properties fo:color="#000000" officeooo:rsid="004641b3"/>
    </style:style>
    <style:style style:name="T31" style:family="text">
      <style:text-properties fo:color="#000000" fo:font-weight="normal" officeooo:rsid="004641b3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750655026057789877" text:style-name="L1">
        <text:list-header>
          <text:p text:style-name="P6">LECTURE #<text:span text:style-name="T20">1</text:span> – <text:span text:style-name="T20">HTML, CSS</text:span></text:p>
        </text:list-header>
      </text:list>
      <text:p text:style-name="P1"/>
      <text:list xml:id="list182052617125989" text:continue-numbering="true" text:style-name="L1">
        <text:list-item>
          <text:p text:style-name="P6"><text:span text:style-name="T21">GIT</text:span> </text:p>
          <text:list>
            <text:list-item>
              <text:p text:style-name="P7">Branching</text:p>
              <text:list>
                <text:list-item>
                  <text:p text:style-name="P8">Merging</text:p>
                </text:list-item>
                <text:list-item>
                  <text:p text:style-name="P8">“<text:span text:style-name="T24">HEAD</text:span><text:span text:style-name="T22">” - where we currently are in the repository</text:span></text:p>
                </text:list-item>
                <text:list-item>
                  <text:p text:style-name="P60">git branch</text:p>
                  <text:list>
                    <text:list-item>
                      <text:p text:style-name="P38">list<text:span text:style-name="T27">s</text:span> all the branches currently in my repository</text:p>
                    </text:list-item>
                    <text:list-item>
                      <text:p text:style-name="P41">the * and green font indicate on which branch we’re currently</text:p>
                    </text:list-item>
                  </text:list>
                </text:list-item>
                <text:list-item>
                  <text:p text:style-name="P61">git branch &lt;branch_name&gt;</text:p>
                  <text:list>
                    <text:list-item>
                      <text:p text:style-name="P39">create<text:span text:style-name="T27">s</text:span> a new branch</text:p>
                    </text:list-item>
                  </text:list>
                </text:list-item>
                <text:list-item>
                  <text:p text:style-name="P62">git checkout &lt;branch_name&gt;</text:p>
                  <text:list>
                    <text:list-item>
                      <text:p text:style-name="P42">I want to move where I currently am on the repository to somewhere else </text:p>
                    </text:list-item>
                    <text:list-item>
                      <text:p text:style-name="P40"/>
                    </text:list-item>
                  </text:list>
                </text:list-item>
                <text:list-item>
                  <text:p text:style-name="P63">git <text:span text:style-name="T27">commit -am “&lt;commit_msg&gt;”</text:span></text:p>
                  <text:list>
                    <text:list-item>
                      <text:p text:style-name="P43"><text:span text:style-name="T27">Combines the add and commit steps </text:span></text:p>
                    </text:list-item>
                  </text:list>
                </text:list-item>
                <text:list-item>
                  <text:p text:style-name="P20"><text:span text:style-name="T23">git </text:span><text:span text:style-name="T25">log </text:span><text:span text:style-name="T26">shows only the commit history of the current branch </text:span></text:p>
                </text:list-item>
                <text:list-item>
                  <text:p text:style-name="P64">git <text:span text:style-name="T29">merge &lt;branch_name&gt; </text:span><text:span text:style-name="T31">(from master branch)</text:span></text:p>
                  <text:list>
                    <text:list-item>
                      <text:p text:style-name="P44"><text:span text:style-name="T27">Incorporates changes made in a different branch</text:span></text:p>
                    </text:list-item>
                  </text:list>
                  <text:p text:style-name="P8"/>
                </text:list-item>
              </text:list>
            </text:list-item>
          </text:list>
        </text:list-item>
        <text:list-item>
          <text:p text:style-name="P9">HTML (6:30)</text:p>
        </text:list-item>
      </text:list>
      <text:p text:style-name="P5"/>
      <text:p text:style-name="P5"/>
      <text:p text:style-name="P5"/>
      <text:list xml:id="list182051197059449" text:continue-numbering="true" text:style-name="L1">
        <text:list-item>
          <text:p text:style-name="P6">GIT (07:40)</text:p>
          <text:list>
            <text:list-item>
              <text:p text:style-name="P10">Features</text:p>
              <text:list>
                <text:list-item>
                  <text:p text:style-name="P10">Keep track of changes</text:p>
                </text:list-item>
                <text:list-item>
                  <text:p text:style-name="P10">Sync between people</text:p>
                </text:list-item>
                <text:list-item>
                  <text:p text:style-name="P10">Test code without compromising it</text:p>
                </text:list-item>
                <text:list-item>
                  <text:p text:style-name="P10">Revert back to old version</text:p>
                </text:list-item>
              </text:list>
            </text:list-item>
            <text:list-item>
              <text:p text:style-name="P10">Github</text:p>
              <text:list>
                <text:list-item>
                  <text:p text:style-name="P11">Creating a repository</text:p>
                </text:list-item>
                <text:list-item>
                  <text:p text:style-name="P12">git clone &lt;url&gt;</text:p>
                  <text:list>
                    <text:list-item>
                      <text:p text:style-name="P23">download copy to your computer</text:p>
                    </text:list-item>
                  </text:list>
                  <text:p text:style-name="P12"/>
                </text:list-item>
              </text:list>
            </text:list-item>
          </text:list>
        </text:list-item>
        <text:list-item>
          <text:p text:style-name="P24">COMMAND LINE <text:span text:style-name="T3">(14:00)</text:span></text:p>
          <text:list>
            <text:list-item>
              <text:p text:style-name="P13">touch hello.html</text:p>
              <text:list>
                <text:list-item>
                  <text:p text:style-name="P25">cria novo arquivo</text:p>
                </text:list-item>
              </text:list>
            </text:list-item>
            <text:list-item>
              <text:p text:style-name="P13">atom &lt;path/file&gt;</text:p>
              <text:list>
                <text:list-item>
                  <text:p text:style-name="P25">abre no atom (e.g., “atom .” abre pasta atual) </text:p>
                  <text:p text:style-name="P25"/>
                </text:list-item>
              </text:list>
            </text:list-item>
          </text:list>
        </text:list-item>
        <text:list-item>
          <text:p text:style-name="P24">GITHUB <text:span text:style-name="T3">(14:55)</text:span></text:p>
          <text:list>
            <text:list-item>
              <text:p text:style-name="P14">git add <text:span text:style-name="T1">&lt;filename&gt;</text:span></text:p>
              <text:list>
                <text:list-item>
                  <text:p text:style-name="P24"><text:soft-page-break/>these are changes that I want to save because some day I might want to refer back to them</text:p>
                </text:list-item>
                <text:list-item>
                  <text:p text:style-name="P26">files that we want to include the next time we make a commit</text:p>
                </text:list-item>
                <text:list-item>
                  <text:p text:style-name="P26">I want to track this file the next time I save this repository</text:p>
                </text:list-item>
                <text:list-item>
                  <text:p text:style-name="P27">e.g., git add lec0_hello.html</text:p>
                </text:list-item>
              </text:list>
            </text:list-item>
            <text:list-item>
              <text:p text:style-name="P15">git commit -<text:span text:style-name="T2">m “&lt;message&gt;”</text:span></text:p>
              <text:list>
                <text:list-item>
                  <text:p text:style-name="P26"><text:span text:style-name="T4">save, or </text:span>take a snap<text:span text:style-name="T4">shot,</text:span> of the repository at the current moment</text:p>
                </text:list-item>
                <text:list-item>
                  <text:p text:style-name="P27">e.g., git commit -m “Added lec0_hello.html”</text:p>
                  <text:list>
                    <text:list-item>
                      <text:p text:style-name="P28">obs.: agora o arquivo lec0_hello.html some do “git status”</text:p>
                    </text:list-item>
                  </text:list>
                </text:list-item>
              </text:list>
            </text:list-item>
            <text:list-item>
              <text:p text:style-name="P16">git status</text:p>
              <text:list>
                <text:list-item>
                  <text:p text:style-name="P29">what’s currently going on inside your repo</text:p>
                </text:list-item>
              </text:list>
            </text:list-item>
            <text:list-item>
              <text:p text:style-name="P17">git push </text:p>
              <text:list>
                <text:list-item>
                  <text:p text:style-name="P30">send changes to github</text:p>
                </text:list-item>
              </text:list>
            </text:list-item>
            <text:list-item>
              <text:p text:style-name="P18">git pull</text:p>
              <text:list>
                <text:list-item>
                  <text:p text:style-name="P31">download latest changes to your local repositor<text:span text:style-name="T5">y</text:span></text:p>
                </text:list-item>
                <text:list-item>
                  <text:p text:style-name="P32">e.g., <text:span text:style-name="T6">modifica</text:span> “lec0_hello.html” <text:span text:style-name="T6">no</text:span> github <text:span text:style-name="T6">e usa</text:span> git pull <text:span text:style-name="T6">para sincronizar localmente; no atom é legal porque já aparece automaticamente</text:span></text:p>
                </text:list-item>
              </text:list>
            </text:list-item>
            <text:list-item>
              <text:p text:style-name="P33">MERGE CONFLICTS (22:30)</text:p>
              <text:list>
                <text:list-item>
                  <text:p text:style-name="P34">different versions of commits from different sources that cannot be auto-merged</text:p>
                </text:list-item>
                <text:list-item>
                  <text:p text:style-name="P33">after running git pull there is a message indicating conflict</text:p>
                  <text:list>
                    <text:list-item>
                      <text:p text:style-name="P33">&lt;&lt;&lt;&lt;&lt;&lt; HEAD (…) ===== (…) &gt;&gt;&gt;&gt;&gt; &lt;conflicting commit&gt;</text:p>
                      <text:list>
                        <text:list-item>
                          <text:p text:style-name="P33">before equal signs: version 1</text:p>
                        </text:list-item>
                        <text:list-item>
                          <text:p text:style-name="P33">after equal signs: version 2</text:p>
                        </text:list-item>
                      </text:list>
                    </text:list-item>
                    <text:list-item>
                      <text:p text:style-name="P35">remove all the lines, including the “&lt;&lt;&lt;&lt;&lt; HEAD”, etc, except the final version you want to maintain.</text:p>
                    </text:list-item>
                  </text:list>
                </text:list-item>
                <text:list-item>
                  <text:p text:style-name="P36">OBS.: se der git pull de uma versao online e a local estiver diferente, <text:span text:style-name="T7">porem nao commitada, </text:span><text:span text:style-name="T8">da erro; para aparecer a mensagem especificando o conflito voce precisa commitar primeiro a versao local.</text:span></text:p>
                </text:list-item>
                <text:list-item>
                  <text:p text:style-name="P45">OBS.: apos resolver os conflitos, é necessario fazer git add &lt;filename&gt; de novo antes de commitar de modo que funcione</text:p>
                </text:list-item>
              </text:list>
            </text:list-item>
            <text:list-item>
              <text:p text:style-name="P21">git log</text:p>
              <text:list>
                <text:list-item>
                  <text:p text:style-name="P46">history of commits</text:p>
                </text:list-item>
                <text:list-item>
                  <text:p text:style-name="P56">to exit <text:span text:style-name="T13">git log: </text:span>press “q”</text:p>
                </text:list-item>
              </text:list>
            </text:list-item>
            <text:list-item>
              <text:p text:style-name="P19"><text:span text:style-name="T8">git reset (--hard &lt;commit&gt;) / (--hard </text:span><text:span text:style-name="T9">origin</text:span><text:span text:style-name="T8">/master)</text:span></text:p>
              <text:list>
                <text:list-item>
                  <text:p text:style-name="P47">go back to the way things were</text:p>
                </text:list-item>
                <text:list-item>
                  <text:p text:style-name="P48">nao é necessario usar o commit inteiro, so o suficiente pra identifica-lo</text:p>
                </text:list-item>
                <text:list-item>
                  <text:p text:style-name="P37"><text:span text:style-name="T8">se voce da git push apos um reset, ele é rejeitado; </text:span><text:span text:style-name="T10">se voce der git pull, ele “anda pra frente” de novo pra fazer o local ficar junto com o remoto; se voce modificar, ai sim da merge conflict.</text:span></text:p>
                </text:list-item>
              </text:list>
            </text:list-item>
            <text:list-item>
              <text:p text:style-name="P22">git reflog</text:p>
              <text:list>
                <text:list-item>
                  <text:p text:style-name="P49">history of references tracked by git</text:p>
                </text:list-item>
              </text:list>
            </text:list-item>
          </text:list>
        </text:list-item>
      </text:list>
      <text:p text:style-name="P2"/>
      <text:list xml:id="list182051369748716" text:continue-numbering="true" text:style-name="L1">
        <text:list-item>
          <text:p text:style-name="P50">HTML (35:40) – <text:span text:style-name="T11">ver arquivo lec0.html</text:span></text:p>
        </text:list-item>
      </text:list>
      <text:p text:style-name="P3"/>
      <text:list xml:id="list182051851545769" text:continue-numbering="true" text:style-name="L1">
        <text:list-item>
          <text:p text:style-name="P51"><text:soft-page-break/>Document Object Model (DOM) <text:span text:style-name="T12">(59:00)</text:span></text:p>
        </text:list-item>
      </text:list>
      <text:p text:style-name="P4"/>
      <text:list xml:id="list182052332229147" text:continue-numbering="true" text:style-name="L1">
        <text:list-item>
          <text:p text:style-name="P52">CSS (1:01:30) – ver arquivo</text:p>
          <text:p text:style-name="P52"/>
        </text:list-item>
        <text:list-item>
          <text:p text:style-name="P57"><text:span text:style-name="T17">G</text:span><text:span text:style-name="T16">ithub pages </text:span><text:span text:style-name="T15">(1:40:00)</text:span></text:p>
          <text:list>
            <text:list-item>
              <text:p text:style-name="P53">We can open page in our browser from our local files, but that’s not very useful if you want to deploy your application.</text:p>
            </text:list-item>
            <text:list-item>
              <text:p text:style-name="P58"><text:span text:style-name="T14">there are a number of ways to deploy a page to the internet; one common way is by using Github Pages – </text:span><text:span text:style-name="T19">let’s you take a repository and deploy it online</text:span></text:p>
            </text:list-item>
            <text:list-item>
              <text:p text:style-name="P59"><text:span text:style-name="T16">open </text:span><text:span text:style-name="T19">.html</text:span><text:span text:style-name="T16"> page; go to </text:span><text:span text:style-name="T19">settings → Github Pages; Select repository = master-branch; save</text:span></text:p>
            </text:list-item>
            <text:list-item>
              <text:p text:style-name="P54">this will enable Github Pages on this particular repository and now, theoretically, anyone on the internet can go and see the .html file that I created</text:p>
            </text:list-item>
            <text:list-item>
              <text:p text:style-name="P55">now, whenever we make changes to this repository, we’ll automatically make changes to the pag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fo:color="#000000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8T11:02:25.330480491</meta:creation-date>
    <dc:date>2018-02-26T18:20:50.962207869</dc:date>
    <meta:editing-duration>PT3H4M8S</meta:editing-duration>
    <meta:editing-cycles>62</meta:editing-cycles>
    <meta:generator>LibreOffice/5.1.6.2$Linux_X86_64 LibreOffice_project/10m0$Build-2</meta:generator>
    <meta:document-statistic meta:table-count="0" meta:image-count="0" meta:object-count="0" meta:page-count="3" meta:paragraph-count="82" meta:word-count="682" meta:character-count="3560" meta:non-whitespace-character-count="3029"/>
  </office:meta>
</office:document-meta>
</file>